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DAbstractTraverser.checkOccurrences( XSParticleDecl particle , String particleName , Element parent , int allContextFlags , long defaultVal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4">
            <text:p text:style-name="Table_20_Contents">24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XSDAbstractTraverser.processAttValue( String origina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SDAbstractTraverser.reset( SymbolTable symbolTable , boolean validateAnnotations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DAbstractTraverser.containsQName( XSSimpleType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FacetInfo.FacetInfo( XSFacets facets , Element nodeAfterFacets , short presentFacets , short fixedFace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DAbstractTraverser.traverseAttrsAndAttrGrps( Element firstAttr , XSAttributeGroupDecl attrGrp , XSDocumentInfo schemaDoc , SchemaGrammar grammar , XSComplexTypeDecl enclosingCT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2">
            <text:p text:style-name="Table_20_Contents">92</text:p>
          </table:table-cell>
        </table:table-row>
        <table:table-row>
          <table:table-cell office:value-type="string">
            <text:p text:style-name="Table_20_Contents">XSDAbstractTraverser.XSDAbstractTraverser( XSDHandler handler , XSAttributeChecker attrCheck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DAbstractTraverser.traverseAnnotationDecl( Element annotationDecl , Object [ ] parentAttrs , boolean isGlobal , XSDocumentInfo schemaDoc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XSDAbstractTraverser.traverseSyntheticAnnotation( Element annotationParent , String initialContent , Object [ ] parentAttrs , boolean isGlobal , XSDocumentInfo schemaDoc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XSDAbstractTraverser.checkNotationType( String refName , XSTypeDefinition typeDecl , Element ele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DAbstractTraverser.escapeAttValue( String original , int from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XSDAbstractTraverser.reportSchemaError( String key , Object [ ] args , Element e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DAbstractTraverser.traverseFacets( Element content , XSSimpleType baseValidator , XSDocumentInfo schemaDoc )</text:p>
          </table:table-cell>
          <table:table-cell office:value-type="float" office:value="60">
            <text:p text:style-name="Table_20_Contents">60</text:p>
          </table:table-cell>
          <table:table-cell office:value-type="float" office:value="31">
            <text:p text:style-name="Table_20_Contents">31</text:p>
          </table:table-cell>
          <table:table-cell office:value-type="float" office:value="224">
            <text:p text:style-name="Table_20_Contents">2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